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04fa" officeooo:paragraph-rsid="000604fa"/>
    </style:style>
    <style:style style:name="P2" style:family="paragraph" style:parent-style-name="Standard">
      <style:paragraph-properties fo:text-align="start" style:justify-single-word="false"/>
      <style:text-properties officeooo:rsid="000604fa" officeooo:paragraph-rsid="000604fa"/>
    </style:style>
    <style:style style:name="P3" style:family="paragraph" style:parent-style-name="Standard">
      <style:paragraph-properties fo:text-align="start" style:justify-single-word="false"/>
      <style:text-properties officeooo:rsid="000604fa" officeooo:paragraph-rsid="0007f619"/>
    </style:style>
    <style:style style:name="P4" style:family="paragraph" style:parent-style-name="Standard">
      <style:paragraph-properties fo:text-align="start" style:justify-single-word="false"/>
      <style:text-properties officeooo:rsid="0007fa3f" officeooo:paragraph-rsid="0007fa3f"/>
    </style:style>
    <style:style style:name="P5" style:family="paragraph" style:parent-style-name="Standard">
      <style:paragraph-properties fo:text-align="start" style:justify-single-word="false"/>
      <style:text-properties officeooo:rsid="000901b6" officeooo:paragraph-rsid="000901b6"/>
    </style:style>
    <style:style style:name="P6" style:family="paragraph" style:parent-style-name="Standard">
      <style:paragraph-properties fo:text-align="start" style:justify-single-word="false"/>
      <style:text-properties officeooo:rsid="0009d2c9" officeooo:paragraph-rsid="0009d2c9"/>
    </style:style>
    <style:style style:name="P7" style:family="paragraph" style:parent-style-name="Standard">
      <style:paragraph-properties fo:text-align="start" style:justify-single-word="false"/>
      <style:text-properties fo:font-style="italic" fo:font-weight="bold" officeooo:rsid="0009d2c9" officeooo:paragraph-rsid="0009d2c9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rsid="000604fa" officeooo:paragraph-rsid="000604fa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0604fa" officeooo:paragraph-rsid="000604fa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07f619" officeooo:paragraph-rsid="000604fa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weight="normal" officeooo:rsid="0007fa3f" officeooo:paragraph-rsid="0007f61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weight="normal" officeooo:rsid="0007fa3f" officeooo:paragraph-rsid="0007fa3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weight="normal" officeooo:rsid="000901b6" officeooo:paragraph-rsid="000901b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weight="bold" officeooo:rsid="000901b6" officeooo:paragraph-rsid="000901b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rsid="000901b6" officeooo:paragraph-rsid="000901b6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09d2c9" officeooo:paragraph-rsid="0009d2c9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09d2c9" officeooo:paragraph-rsid="0009d2c9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tyle="normal" fo:font-weight="normal" officeooo:rsid="000ac9eb" officeooo:paragraph-rsid="000ac9e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0a79e4" officeooo:paragraph-rsid="000a79e4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0a79e4" officeooo:paragraph-rsid="000a79e4" style:font-style-asian="normal" style:font-weight-asian="normal" style:font-style-complex="normal" style:font-weight-complex="normal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center"/>
    </style:style>
    <style:style style:name="P23" style:family="paragraph">
      <loext:graphic-properties draw:fill="solid" draw:fill-color="#ccffcc"/>
      <style:paragraph-properties fo:text-align="center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weight="bold" style:font-weight-asian="bold" style:font-weight-complex="bold"/>
    </style:style>
    <style:style style:name="T3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weight="bold" officeooo:rsid="0007fa3f" style:font-weight-asian="bold" style:font-weight-complex="bold"/>
    </style:style>
    <style:style style:name="T7" style:family="text">
      <style:text-properties style:font-name="Liberation Serif" officeooo:rsid="0007f619"/>
    </style:style>
    <style:style style:name="T8" style:family="text">
      <style:text-properties style:font-name="Liberation Serif" officeooo:rsid="0007fa3f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fo:font-weight="normal" officeooo:rsid="0007fa3f" style:font-weight-asian="normal" style:font-weight-complex="normal"/>
    </style:style>
    <style:style style:name="T11" style:family="text">
      <style:text-properties style:font-name="Liberation Serif" fo:font-weight="normal" officeooo:rsid="000901b6" style:font-weight-asian="normal" style:font-weight-complex="normal"/>
    </style:style>
    <style:style style:name="T12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3333" style:font-name="Liberation Serif"/>
    </style:style>
    <style:style style:name="T15" style:family="text">
      <style:text-properties fo:color="#ff3333" style:font-name="Liberation Serif" fo:font-weight="normal" style:font-weight-asian="normal" style:font-weight-complex="normal"/>
    </style:style>
    <style:style style:name="gr1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cc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PROC</text:span><text:span text:style-name="T2">É</text:span><text:span text:style-name="T5">DURE pour le T</text:span><text:span text:style-name="T2">É</text:span><text:span text:style-name="T5">L</text:span><text:span text:style-name="T2">É</text:span><text:span text:style-name="T5">CHARGEMENT</text:span><text:span text:style-name="T4"> </text:span></text:p>
      <text:p text:style-name="P8">des programmes pour Arduino Nano ( passerelle ) et Arduino Pro mini ( platine sondes )</text:p>
      <text:p text:style-name="P1"/>
      <text:p text:style-name="P8">( Ceci n'est pas un tuto mais un recueil de notes – Guy DRN le 03/03/2021)</text:p>
      <text:p text:style-name="P1"/>
      <text:p text:style-name="P2"/>
      <text:p text:style-name="P2"><text:span text:style-name="T5">Préambule</text:span><text:span text:style-name="T4"> : Avant chaque télé</text:span><text:span text:style-name="T8">versement</text:span><text:span text:style-name="T4">, dans l'IDE Arduino, s'assurer que :</text:span></text:p>
      <text:p text:style-name="P2"/>
      <text:p text:style-name="P2"><text:span text:style-name="T4">1°- Télé</text:span><text:span text:style-name="T8">versement</text:span><text:span text:style-name="T4"> du programme Arduino Nano ( passerelle ) :</text:span></text:p>
      <text:p text:style-name="P2"><text:span text:style-name="T4"><text:tab/><text:tab/>- </text:span><text:span text:style-name="T5">Type de carte</text:span><text:span text:style-name="T4"> ⇒ Arduino Nano</text:span></text:p>
      <text:p text:style-name="P2"><text:span text:style-name="T4"><text:tab/><text:tab/>- </text:span><text:span text:style-name="T5">Processeur</text:span><text:span text:style-name="T4"> <text:s text:c="4"/>⇒ AT Mega328P ( 3.3v – 8Mhz )</text:span></text:p>
      <text:p text:style-name="P2"><text:span text:style-name="T4"><text:tab/><text:tab/>- </text:span><text:span text:style-name="T5">Port </text:span><text:span text:style-name="T4"><text:s text:c="15"/>⇒ cliquer sur celui indiqué par l'ordinateur.</text:span></text:p>
      <text:p text:style-name="P2"/>
      <text:p text:style-name="P2"><text:span text:style-name="T4">2°- Télé</text:span><text:span text:style-name="T8">versement</text:span><text:span text:style-name="T4"> du programme Arduino Pro mini ( platine sondes ), s'assurer que :</text:span></text:p>
      <text:p text:style-name="P2"><text:span text:style-name="T4"><text:tab/><text:tab/>- </text:span><text:span text:style-name="T5">Type de carte</text:span><text:span text:style-name="T4"> ⇒ Arduino Pro or Pro Mini</text:span></text:p>
      <text:p text:style-name="P2"><text:span text:style-name="T4"><text:tab/><text:tab/>- </text:span><text:span text:style-name="T5">Processeur </text:span><text:span text:style-name="T4"><text:s text:c="4"/>⇒ AT Mega328P ( Old Boatloader )</text:span></text:p>
      <text:p text:style-name="P2"><text:span text:style-name="T4"><text:tab/><text:tab/>- </text:span><text:span text:style-name="T5">Port<text:tab/></text:span><text:span text:style-name="T4"><text:tab/> ⇒ cliquer sur celui indiqué par l'ordinateur.</text:span></text:p>
      <text:p text:style-name="P2"/>
      <text:p text:style-name="P2"><text:span text:style-name="T4">I- </text:span><text:span text:style-name="T5">PROGRAMME ARDUINO NANO </text:span><text:span text:style-name="T4">( passerelle ) :</text:span></text:p>
      <text:p text:style-name="P2"/>
      <text:p text:style-name="P9">1-1 Enlever la carte de son support,</text:p>
      <text:p text:style-name="P9"/>
      <text:p text:style-name="P2"><text:span text:style-name="T4">1-2 Brancher le câble USB</text:span><text:span text:style-name="T7"> ad hoc ( transfert de données et alimentation )</text:span></text:p>
      <text:p text:style-name="P10"/>
      <text:p text:style-name="P3"><text:span text:style-name="T4">1-3 </text:span><text:span text:style-name="T7">Vérification du fonctionnement de la carte : </text:span></text:p>
      <text:p text:style-name="P3"><text:span text:style-name="T7"><text:tab/>Dans l'IDE choisir un programme Blink ( </text:span><text:span text:style-name="T8">Fichier ⇒ Exemples ⇒ 01 Basics ⇒ Blink )</text:span></text:p>
      <text:p text:style-name="P3"><text:span text:style-name="T8"><text:tab/>La diode interne de la carte clignote, faire varier </text:span><text:span text:style-name="T6">delay</text:span><text:span text:style-name="T10"> pour la faire clignoter plus vite.</text:span></text:p>
      <text:p text:style-name="P11"/>
      <text:p text:style-name="P12">1-4 Téléverser le programme Arduino Nano dans la carte,</text:p>
      <text:p text:style-name="P12"/>
      <text:p text:style-name="P4"><text:span text:style-name="T9">1-5 Débrancher le câble USB et remettre la carte sur son support ( </text:span><text:span text:style-name="T15">bien vérifier qu'il n'y a pas de</text:span><text:span text:style-name="T9"> </text:span><text:span text:style-name="T15">décalage de 1 plot entre les barrettes femelles-mâles et la carte </text:span><text:span text:style-name="T9">).</text:span></text:p>
      <text:p text:style-name="P4"/>
      <text:p text:style-name="P12">1-6 Rebrancher le câble USB.</text:p>
      <text:p text:style-name="P4"/>
      <text:p text:style-name="P12">1-7 Téléverser le programme dans la carte Arduino Nano.</text:p>
      <text:p text:style-name="P4"/>
      <text:p text:style-name="P4"><text:span text:style-name="T9"><text:tab/><text:tab/> </text:span><text:span text:style-name="T12">V</text:span><text:span text:style-name="T3">É</text:span><text:span text:style-name="T12">RIFICATION du FONCTIONNEMENT de la PASSERELLE</text:span><text:span text:style-name="T9"> :</text:span></text:p>
      <text:p text:style-name="P4"/>
      <text:p text:style-name="P4"><text:span text:style-name="T11">1-8</text:span><text:span text:style-name="T9"> Ouvrir le terminal série, 4 à 5 ligne</text:span><text:span text:style-name="T11">s</text:span><text:span text:style-name="T9"> s'affichent, il ne devrait y avoir aucun </text:span><text:span text:style-name="T5">False</text:span></text:p>
      <text:p text:style-name="P4"/>
      <text:p text:style-name="P19"><text:tab/><text:tab/>RÔLE DES DIODES sur la PASSERELLE</text:p>
      <text:p text:style-name="P19"/>
      <text:p text:style-name="P19"/>
      <text:p text:style-name="P20">Diode verte ( Rx )<text:tab/><text:tab/>s'allume lorsqu'un message est reçu</text:p>
      <text:p text:style-name="P19"/>
      <text:p text:style-name="P20">Diode jaune ( Tx )<text:tab/><text:tab/>s »allume lorsqu'un message est transmis</text:p>
      <text:p text:style-name="P19"/>
      <text:p text:style-name="P20">Diode rouge ( Errieur )<text:tab/>s »allume lorsqu'il y a un pb lors de la transmission ou la réception.</text:p>
      <text:p text:style-name="P5"/>
      <text:p text:style-name="P5"/>
      <text:p text:style-name="P5"/>
      <text:p text:style-name="P5"><text:soft-page-break/><text:span text:style-name="T5">II- PROGRAMME PRO MINI </text:span><text:span text:style-name="T9">( platine sondes ) :</text:span></text:p>
      <text:p text:style-name="P5"/>
      <text:p text:style-name="P13">2-1 La carte ne possédant pas de port USB pour le téléversement du programme par câble USB on utilisera une carte Arduino Uno ( on peut également utiliser un FTDI )</text:p>
      <text:p text:style-name="P5"/>
      <text:p text:style-name="P13">2-2 Enlever la carte de son support et enlever son microcontrôleur avec un tourne vis.</text:p>
      <text:p text:style-name="P5"/>
      <text:p text:style-name="P13">2-3 Faire les raccordements entre la carte Arduino Uno et la carte Arduino Pro Mini avec un câble Dupont mâle-femelle à 5 brins.</text:p>
      <text:p text:style-name="P5"/>
      <text:p text:style-name="P14">Arduino Uno<text:tab/><text:tab/><text:tab/><text:tab/><text:tab/><text:tab/><text:tab/><text:tab/>Pro Mini</text:p>
      <text:p text:style-name="P13"/>
      <text:p text:style-name="P2"><draw:rect text:anchor-type="paragraph" draw:z-index="0" draw:style-name="gr6" draw:text-style-name="P23" svg:width="2.223cm" svg:height="3.387cm" svg:x="11.375cm" svg:y="0.362cm"><text:p/></draw:rect></text:p>
      <text:p text:style-name="P2"><draw:line text:anchor-type="paragraph" draw:z-index="2" draw:style-name="gr4" draw:text-style-name="P22" svg:x1="11.587cm" svg:y1="3.261cm" svg:x2="11.613cm" svg:y2="3.87cm"><text:p/></draw:line></text:p>
      <text:p text:style-name="P15"><draw:frame text:anchor-type="paragraph" draw:z-index="11" draw:style-name="gr1" draw:text-style-name="P21" svg:width="0.398cm" svg:height="0.768cm" svg:x="12.619cm" svg:y="5.526cm"><draw:text-box><text:p>5</text:p></draw:text-box></draw:frame><draw:frame text:anchor-type="paragraph" draw:z-index="10" draw:style-name="gr1" draw:text-style-name="P21" svg:width="0.318cm" svg:height="0.768cm" svg:x="12.301cm" svg:y="4.759cm"><draw:text-box><text:p>4</text:p></draw:text-box></draw:frame><draw:frame text:anchor-type="paragraph" draw:z-index="9" draw:style-name="gr2" draw:text-style-name="P21" svg:width="0.503cm" svg:height="0.742cm" svg:x="11.799cm" svg:y="4.23cm"><draw:text-box><text:p>3</text:p></draw:text-box></draw:frame><draw:frame text:anchor-type="paragraph" draw:z-index="8" draw:style-name="gr3" draw:text-style-name="P21" svg:width="0.636cm" svg:height="0.556cm" svg:x="11.322cm" svg:y="3.859cm"><draw:text-box><text:p>2</text:p></draw:text-box></draw:frame><draw:custom-shape text:anchor-type="paragraph" draw:z-index="1" draw:style-name="gr5" svg:width="0.795cm" svg:height="0.821cm" svg:x="12.116cm" svg:y="0.44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" draw:style-name="gr4" draw:text-style-name="P22" svg:x1="13.36cm" svg:y1="2.775cm" svg:x2="13.36cm" svg:y2="3.516cm"><text:p/></draw:line><draw:line text:anchor-type="paragraph" draw:z-index="6" draw:style-name="gr4" draw:text-style-name="P22" svg:x1="12.989cm" svg:y1="2.775cm" svg:x2="12.963cm" svg:y2="5.685cm"><text:p/></draw:line><draw:line text:anchor-type="paragraph" draw:z-index="5" draw:style-name="gr4" draw:text-style-name="P22" svg:x1="12.619cm" svg:y1="2.775cm" svg:x2="12.619cm" svg:y2="5.077cm"><text:p/></draw:line><draw:line text:anchor-type="paragraph" draw:z-index="4" draw:style-name="gr4" draw:text-style-name="P22" svg:x1="12.301cm" svg:y1="2.775cm" svg:x2="12.301cm" svg:y2="4.336cm"><text:p/></draw:line><draw:line text:anchor-type="paragraph" draw:z-index="3" draw:style-name="gr4" draw:text-style-name="P22" svg:x1="11.957cm" svg:y1="2.775cm" svg:x2="11.957cm" svg:y2="3.913cm"><text:p/></draw:line>3.3v --------------------------------------------------------3</text:p>
      <text:p text:style-name="P5"/>
      <text:p text:style-name="P15">GND --------------------------------------------------------2</text:p>
      <text:p text:style-name="P5"/>
      <text:p text:style-name="P15">Tx -----------------------------------------------------------5</text:p>
      <text:p text:style-name="P5"/>
      <text:p text:style-name="P15">Rx -----------------------------------------------------------4</text:p>
      <text:p text:style-name="P5"/>
      <text:p text:style-name="P15">Reset--------------------------Broche Reset du Pro Mini</text:p>
      <text:p text:style-name="P5"/>
      <text:p text:style-name="P5"/>
      <text:p text:style-name="P5"/>
      <text:p text:style-name="P5"/>
      <text:p text:style-name="P5"/>
      <text:p text:style-name="P5"/>
      <text:p text:style-name="P16">2-4 Brancher par câble USB la carte Arduino Uno à l'ordinateur</text:p>
      <text:p text:style-name="P6"/>
      <text:p text:style-name="P16">2-5 Dans l'IDE Arduino charger un programme Blink . ( vérification du fonctionnement de la carte ).</text:p>
      <text:p text:style-name="P6"/>
      <text:p text:style-name="P6"><text:span text:style-name="T4">2-6 Téléverser le programme Pro Mini. </text:span><text:span text:style-name="T14">Puis débrancher le câble USB de l'Arduino Uno</text:span></text:p>
      <text:p text:style-name="P6"/>
      <text:p text:style-name="P16">2-7 Replacer la carte sur son support.</text:p>
      <text:p text:style-name="P6"/>
      <text:p text:style-name="P16">2-8 Rebrancher le câble USB </text:p>
      <text:p text:style-name="P6"/>
      <text:p text:style-name="P7"><text:span text:style-name="T4">V</text:span><text:span text:style-name="T1">É</text:span><text:span text:style-name="T4">RIFICATION du FONCTIONNEMENT de la PLATINI SONDES :</text:span></text:p>
      <text:p text:style-name="P7"/>
      <text:p text:style-name="P17">2-9 S'assurer que la passerelle est bien reliée à un port USB de l'ordinateur.</text:p>
      <text:p text:style-name="P7"/>
      <text:p text:style-name="P17">2-10 Revenir au programme Arduino Nano ( passerelle ) et ouvrir le Terminal série.</text:p>
      <text:p text:style-name="P7"/>
      <text:p text:style-name="P17"><text:tab/>⇒ Appuyer sur le bouton reset de la carte Pro Mini</text:p>
      <text:p text:style-name="P17"><text:tab/>⇒ Toutes les 6 secondes on devrait voir la diode verte ( passerelle ) clignoter .</text:p>
      <text:p text:style-name="P17"><text:tab/>⇒ Dans le Terminal série parmi les nombreuses lignes d'information on devrait voir <text:tab/>s'afficher, pour le moment, la tension batterie 3.3v.</text:p>
      <text:p text:style-name="P17"/>
      <text:p text:style-name="P18">=-=-=-=-=-=-=-=</text:p>
      <text:p text:style-name="P6"><text:soft-page-break/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apy56 </meta:initial-creator>
    <meta:creation-date>2021-03-04T14:34:55.043046624</meta:creation-date>
    <dc:date>2021-03-04T17:20:00.096648465</dc:date>
    <dc:creator>papy56 </dc:creator>
    <meta:editing-duration>PT50M17S</meta:editing-duration>
    <meta:editing-cycles>4</meta:editing-cycles>
    <meta:generator>LibreOffice/6.4.6.2$Windows_X86_64 LibreOffice_project/0ce51a4fd21bff07a5c061082cc82c5ed232f115</meta:generator>
    <meta:document-statistic meta:table-count="0" meta:image-count="0" meta:object-count="0" meta:page-count="3" meta:paragraph-count="50" meta:word-count="556" meta:character-count="3336" meta:non-whitespace-character-count="2773"/>
  </office:meta>
</office:document-meta>
</file>